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3166.7118491" calcext:value-type="float">
            <text:p>3166.7118491</text:p>
          </table:table-cell>
          <table:table-cell table:style-name="ce3" office:value-type="float" office:value="3264.09058" calcext:value-type="float">
            <text:p>3264.09058</text:p>
          </table:table-cell>
          <table:table-cell table:style-name="ce3" office:value-type="float" office:value="3127.373512" calcext:value-type="float">
            <text:p>3127.373512</text:p>
          </table:table-cell>
          <table:table-cell table:style-name="ce3" office:value-type="float" office:value="35.3836528252883" calcext:value-type="float">
            <text:p>35.3836528252883</text:p>
          </table:table-cell>
          <table:table-cell table:style-name="Default"/>
          <table:table-cell table:style-name="ce3" office:value-type="float" office:value="701.88310415" calcext:value-type="float">
            <text:p>701.88310415</text:p>
          </table:table-cell>
          <table:table-cell table:style-name="ce3" office:value-type="float" office:value="787.004665" calcext:value-type="float">
            <text:p>787.004665</text:p>
          </table:table-cell>
          <table:table-cell table:style-name="ce3" office:value-type="float" office:value="632.911588" calcext:value-type="float">
            <text:p>632.911588</text:p>
          </table:table-cell>
          <table:table-cell office:value-type="float" office:value="62.9494925754753" calcext:value-type="float">
            <text:p>62.9494925754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42:54.466133553</dc:date>
    <meta:editing-duration>PT42M35S</meta:editing-duration>
    <meta:editing-cycles>15</meta:editing-cycles>
    <meta:generator>LibreOffice/6.4.7.2$Linux_X86_64 LibreOffice_project/40$Build-2</meta:generator>
    <meta:document-statistic meta:table-count="1" meta:cell-count="18" meta:object-count="0"/>
  </office:meta>
</office:document-meta>
</file>